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b3b3" draw:textarea-horizontal-align="center" draw:textarea-vertical-align="middl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885cm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9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5.61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5.717cm"/>
    </style:style>
    <style:style style:name="gr13" style:family="graphic" style:parent-style-name="standard">
      <style:graphic-properties draw:stroke="none" draw:fill="none" fo:min-height="0.5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7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71cm"/>
    </style:style>
    <style:style style:name="gr16" style:family="graphic" style:parent-style-name="objectwithoutfill">
      <style:graphic-properties draw:stroke="dash" draw:stroke-dash="Fine_20_Dashed" draw:marker-end="Arrow" draw:marker-end-width="0.2cm" draw:fill="none" draw:textarea-horizontal-align="center" draw:textarea-vertical-align="middle"/>
    </style:style>
    <style:style style:name="P1" style:family="paragraph">
      <loext:graphic-properties draw:fill-color="#b3b3b3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3b3b3"/>
      <style:paragraph-properties fo:text-align="center"/>
      <style:text-properties fo:color="#0000ff" fo:font-size="14pt" style:font-size-asian="14pt" style:font-size-complex="14pt"/>
    </style:style>
    <style:style style:name="P5" style:family="paragraph">
      <loext:graphic-properties draw:fill-color="#00800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0066c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  <style:text-properties fo:color="#0000ff" style:font-name="Arial" fo:font-size="13.5pt" style:font-name-asian="Arial" style:font-size-asian="13.5pt" style:font-name-complex="Arial" style:font-size-complex="7.69999980926514pt"/>
    </style:style>
    <style:style style:name="T1" style:family="text">
      <style:text-properties fo:color="#0000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3.5pt" fo:font-style="normal" fo:text-shadow="none" style:text-underline-style="none" fo:font-weight="normal" style:letter-kerning="true" style:font-name-asian="Arial" style:font-size-asian="13.5pt" style:font-style-asian="normal" style:font-weight-asian="normal" style:font-name-complex="Arial" style:font-size-complex="7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text-line-through-type="none" style:font-name="Arial" fo:font-size="13.5pt" fo:font-style="normal" fo:text-shadow="none" style:text-underline-style="none" fo:font-weight="normal" style:letter-kerning="true" style:font-name-asian="Arial" style:font-size-asian="13.5pt" style:font-style-asian="normal" style:font-weight-asian="normal" style:font-name-complex="Arial" style:font-size-complex="7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.611cm" svg:height="1.609cm" svg:x="13.583cm" svg:y="11.636cm">
          <text:p/>
        </draw:ellipse>
        <draw:custom-shape draw:style-name="gr2" draw:text-style-name="P2" draw:layer="layout" svg:width="0.907cm" svg:height="2.449cm" svg:x="3.514cm" svg:y="11.45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draw:layer="layout" svg:width="2.653cm" svg:height="1.429cm" svg:x="7.752cm" svg:y="11.77cm">
          <text:p text:style-name="P3"><text:span text:style-name="T1">C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089cm" svg:height="1.95cm" svg:x="11.089cm" svg:y="11.4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7.318cm" svg:height="1.916cm" svg:x="3.199cm" svg:y="13.914cm">
          <draw:text-box>
            <text:p><text:span text:style-name="T2">.c source files:</text:span></text:p>
            <text:p><text:span text:style-name="T2">Your program e.g.hello_world.c</text:span></text:p>
            <text:p><text:span text:style-name="T2">[uses Serial.print()]</text:span></text:p>
          </draw:text-box>
        </draw:frame>
        <draw:custom-shape draw:style-name="gr6" draw:text-style-name="P7" draw:layer="layout" svg:width="1.089cm" svg:height="1.95cm" svg:x="16.594cm" svg:y="11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3.415cm" svg:height="1.361cm" svg:x="10.773cm" svg:y="13.332cm">
          <draw:text-box>
            <text:p><text:span text:style-name="T2">Object file:</text:span></text:p>
            <text:p><text:span text:style-name="T2">hello_world.o</text:span></text:p>
          </draw:text-box>
        </draw:frame>
        <draw:frame draw:style-name="gr8" draw:text-style-name="P6" draw:layer="layout" svg:width="6.115cm" svg:height="2.519cm" svg:x="13.988cm" svg:y="8.762cm">
          <draw:text-box>
            <text:p><text:span text:style-name="T2">Executable file e.g.</text:span></text:p>
            <text:p><text:span text:style-name="T2"><text:s text:c="16"/></text:span><text:span text:style-name="T2">hello_world.out</text:span></text:p>
            <text:p><text:span text:style-name="T2">Note: can use</text:span></text:p>
            <text:p><text:span text:style-name="T2">avr-objcopy <text:s/>--target=ihex</text:span></text:p>
          </draw:text-box>
        </draw:frame>
        <draw:custom-shape draw:style-name="gr4" draw:text-style-name="P5" draw:layer="layout" svg:width="1.089cm" svg:height="1.95cm" svg:x="11.09cm" svg:y="8.00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4.445cm" svg:y1="12.451cm" svg:x2="5.058cm" svg:y2="12.451cm">
          <text:p/>
        </draw:line>
        <draw:line draw:style-name="gr9" draw:text-style-name="P3" draw:layer="layout" svg:x1="7.099cm" svg:y1="12.451cm" svg:x2="7.779cm" svg:y2="12.451cm">
          <text:p/>
        </draw:line>
        <draw:line draw:style-name="gr9" draw:text-style-name="P3" draw:layer="layout" svg:x1="12.178cm" svg:y1="12.451cm" svg:x2="13.607cm" svg:y2="12.451cm">
          <text:p/>
        </draw:line>
        <draw:line draw:style-name="gr9" draw:text-style-name="P3" draw:layer="layout" svg:x1="15.195cm" svg:y1="12.451cm" svg:x2="16.646cm" svg:y2="12.451cm">
          <text:p/>
        </draw:line>
        <draw:path draw:style-name="gr10" draw:text-style-name="P8" draw:layer="layout" svg:width="3.41cm" svg:height="0.928cm" draw:transform="rotate (-0.735132680940012) translate (12.4708514558384cm 8.65712221642607cm)" svg:viewBox="0 0 3411 929" svg:d="M0 437c1174-664 1481-392 1847-325 285 78 1007 404 1564 817">
          <text:p/>
        </draw:path>
        <draw:frame draw:style-name="gr11" draw:text-style-name="P6" draw:layer="layout" svg:width="2.585cm" svg:height="1.345cm" svg:x="10.791cm" svg:y="6.626cm">
          <draw:text-box>
            <text:p><text:span text:style-name="T2">C &amp; other</text:span></text:p>
            <text:p><text:span text:style-name="T2">libraries</text:span></text:p>
          </draw:text-box>
        </draw:frame>
        <draw:frame draw:style-name="gr12" draw:text-style-name="P9" draw:layer="layout" svg:width="6.217cm" svg:height="1.853cm" svg:x="13.783cm" svg:y="6.647cm">
          <draw:text-box>
            <text:p><text:span text:style-name="T3">Selected functions' object</text:span></text:p>
            <text:p><text:span text:style-name="T3">code is linked in with your</text:span></text:p>
            <text:p><text:span text:style-name="T3">program code</text:span></text:p>
          </draw:text-box>
        </draw:frame>
        <draw:frame draw:style-name="gr13" draw:text-style-name="P10" draw:layer="layout" svg:width="1.797cm" svg:height="0.786cm" svg:x="13.48cm" svg:y="12.036cm">
          <draw:text-box draw:corner-radius="3.711cm">
            <text:p text:style-name="P3"><text:span text:style-name="T4">Linker</text:span></text:p>
          </draw:text-box>
        </draw:frame>
        <draw:custom-shape draw:style-name="gr3" draw:text-style-name="P4" draw:layer="layout" svg:width="2.043cm" svg:height="1.429cm" svg:x="5.056cm" svg:y="11.773cm">
          <text:p text:style-name="P3"><text:span text:style-name="T1">Prepro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10.409cm" svg:y1="12.451cm" svg:x2="11.135cm" svg:y2="12.45cm">
          <text:p/>
        </draw:line>
        <draw:custom-shape draw:style-name="gr2" draw:text-style-name="P2" draw:layer="layout" svg:width="0.908cm" svg:height="1.95cm" svg:x="3.515cm" svg:y="8.0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10" draw:text-style-name="P8" draw:layer="layout" svg:width="2.964cm" svg:height="1.169cm" draw:transform="rotate (-0.735132680940012) translate (4.75319423449272cm 8.93515393764389cm)" svg:viewBox="0 0 2965 1170" svg:d="M0 460c417-317 1024-559 1579-419 347 114 394 132 1386 1129">
          <text:p/>
        </draw:path>
        <draw:frame draw:style-name="gr14" draw:text-style-name="P6" draw:layer="layout" svg:width="6.649cm" svg:height="1.361cm" svg:x="3.216cm" svg:y="6.592cm">
          <draw:text-box>
            <text:p><text:span text:style-name="T2">.h files: declaration of library</text:span></text:p>
            <text:p><text:span text:style-name="T2">code e.g. Serial functions</text:span></text:p>
          </draw:text-box>
        </draw:frame>
        <draw:frame draw:style-name="gr15" draw:text-style-name="P6" draw:layer="layout" svg:width="4.21cm" svg:height="1.361cm" svg:x="10.882cm" svg:y="16.874cm">
          <draw:text-box>
            <text:p><text:span text:style-name="T2">General case:</text:span></text:p>
            <text:p><text:span text:style-name="T2">Other object files</text:span></text:p>
          </draw:text-box>
        </draw:frame>
        <draw:custom-shape draw:style-name="gr4" draw:text-style-name="P5" draw:layer="layout" svg:width="1.089cm" svg:height="0.982cm" svg:x="11.111cm" svg:y="15.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.089cm" svg:height="0.982cm" svg:x="12.477cm" svg:y="15.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.089cm" svg:height="0.982cm" svg:x="13.884cm" svg:y="15.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16" draw:text-style-name="P8" draw:layer="layout" svg:width="3.32cm" svg:height="1.852cm" draw:transform="rotate (0.245044226980004) translate (11.2465231924468cm 14.0565936187804cm)" svg:viewBox="0 0 3321 1853" svg:d="M0 1853c350-3 1389-35 1783-117 1120-413 1355-1177 1538-1736">
          <text:p/>
        </draw:path>
        <draw:path draw:style-name="gr16" draw:text-style-name="P8" draw:layer="layout" svg:width="2.235cm" svg:height="2.188cm" draw:transform="rotate (0.245044226980004) translate (12.5098962895847cm 13.7301769636427cm)" svg:viewBox="0 0 2236 2189" svg:d="M0 2189c350-3 1247-56 1853-835 418-718 382-1354 382-1354">
          <text:p/>
        </draw:path>
        <draw:path draw:style-name="gr16" draw:text-style-name="P8" draw:layer="layout" svg:width="1.14cm" svg:height="2.555cm" draw:transform="rotate (0.245044226980004) translate (13.7859139655768cm 13.3743468200181cm)" svg:viewBox="0 0 1141 2556" svg:d="M0 2556c350-3 661-571 885-948 372-794 229-1608 229-1608">
          <text:p/>
        </draw:path>
        <draw:path draw:style-name="gr16" draw:text-style-name="P8" draw:layer="layout" svg:width="4cm" svg:height="0.456cm" draw:transform="skewX (-0.0436332312998582) rotate (-2.91766691055892) translate (16.7411109083046cm 8.33588336886191cm)" svg:viewBox="0 0 4001 457" svg:d="M0 38c776-112 837 39 1915 252 1205 243 1473 201 2086 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4T09:01:21</meta:creation-date>
    <dc:date>2015-07-22T23:31:51.133117000</dc:date>
    <meta:editing-duration>PT1H1M58S</meta:editing-duration>
    <meta:editing-cycles>8</meta:editing-cycles>
    <meta:generator>LibreOffice/4.4.0.3$MacOSX_X86_64 LibreOffice_project/de093506bcdc5fafd9023ee680b8c60e3e0645d7</meta:generator>
    <meta:document-statistic meta:object-count="30"/>
  </office:meta>
</office:document-meta>
</file>